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0.7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4.946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position="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ff0000" style:text-outline="false" style:text-line-through-style="none" style:text-position="" style:font-name="Times New Roman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Times New Roman1" fo:font-weight="bold" style:font-weight-asian="bold" style:font-name-complex="Times New Roman1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6" style:family="table-cell" style:parent-style-name="Default">
      <style:table-cell-properties fo:border-bottom="none" fo:background-color="#b3b3b3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3b3b3" fo:border-left="none" fo:border-right="none" fo:border-top="none"/>
      <style:text-properties fo:color="#000000"/>
    </style:style>
    <style:style style:name="ce8" style:family="table-cell" style:parent-style-name="Default">
      <style:table-cell-properties fo:border-bottom="none" fo:background-color="#b3b3b3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#b3b3b3" fo:border-left="none" fo:border-right="0.06pt solid #000000" fo:border-top="none"/>
      <style:text-properties fo:color="#000000"/>
    </style:style>
  </office:automatic-styles>
  <office:body>
    <office:spreadsheet>
      <table:table table:name="modelos" table:style-name="ta1">
        <table:table-column table:style-name="co1" table:default-cell-style-name="ce1"/>
        <table:table-row table:style-name="ro3">
          <table:table-cell office:value-type="float" office:value="420954">
            <text:p>420954</text:p>
          </table:table-cell>
        </table:table-row>
        <table:table-row table:style-name="ro3">
          <table:table-cell table:style-name="ce2" office:value-type="float" office:value="420954">
            <text:p>420954</text:p>
          </table:table-cell>
        </table:table-row>
        <table:table-row table:style-name="ro3">
          <table:table-cell table:style-name="ce3" office:value-type="string">
            <text:p>ygv</text:p>
          </table:table-cell>
        </table:table-row>
      </table:table>
      <table:table table:name="amostra" table:style-name="ta1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5" table:number-columns-repeated="4" table:default-cell-style-name="ce6"/>
        <table:table-column table:style-name="co6" table:default-cell-style-name="ce8"/>
        <table:table-column table:style-name="co7" table:default-cell-style-name="Default"/>
        <table:table-row table:style-name="ro3">
          <table:table-cell office:value-type="string" table:number-columns-spanned="11" table:number-rows-spanned="1">
            <text:p>PESQUISA REGIONAIS CELEPAR</text:p>
          </table:table-cell>
          <table:covered-table-cell table:number-columns-repeated="10"/>
        </table:table-row>
        <table:table-row table:style-name="ro3">
          <table:table-cell office:value-type="string" table:number-columns-spanned="11" table:number-rows-spanned="1">
            <text:p>PERIODO DE LIGAÇÕES: DE   /11 ATÉ   /11</text:p>
          </table:table-cell>
          <table:covered-table-cell table:number-columns-repeated="8" table:style-name="ce7"/>
          <table:covered-table-cell table:style-name="ce9"/>
          <table:covered-table-cell/>
        </table:table-row>
        <table:table-row table:style-name="ro4">
          <table:table-cell table:style-name="ce5" office:value-type="string">
            <text:p>SOC</text:p>
          </table:table-cell>
          <table:table-cell table:style-name="ce5" office:value-type="string">
            <text:p>REGIONAL</text:p>
          </table:table-cell>
          <table:table-cell table:style-name="ce5" office:value-type="string">
            <text:p>CIDADE</text:p>
          </table:table-cell>
          <table:table-cell table:style-name="ce5" office:value-type="string">
            <text:p>TEL RESID</text:p>
          </table:table-cell>
          <table:table-cell table:style-name="ce5" office:value-type="string">
            <text:p>TEL. COM</text:p>
          </table:table-cell>
          <table:table-cell table:style-name="ce5" office:value-type="string" table:number-columns-spanned="4" table:number-rows-spanned="1">
            <text:p>STATUS</text:p>
          </table:table-cell>
          <table:covered-table-cell table:number-columns-repeated="3" table:style-name="ce5"/>
          <table:table-cell table:style-name="ce5" office:value-type="string">
            <text:p>CONTATO</text:p>
          </table:table-cell>
          <table:table-cell table:style-name="ce5" office:value-type="string">
            <text:p>SOLIC NOME</text:p>
          </table:table-cell>
        </table:table-row>
        <table:table-row>
          <table:table-cell table:style-name="ce1" table:default-cell-style-name="ce1">
            <text:p>550075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Quatro Barra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672-511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Osmar Neves Feijo</text:p>
          </table:table-cell>
        </table:table-row>
        <table:table-row>
          <table:table-cell table:style-name="ce2" table:default-cell-style-name="ce2">
            <text:p>550007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270-375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Leila Aparecida Antunes Camara Thies</text:p>
          </table:table-cell>
        </table:table-row>
        <table:table-row>
          <table:table-cell table:style-name="ce1" table:default-cell-style-name="ce1">
            <text:p>549982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313-351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se Roberto da Silva</text:p>
          </table:table-cell>
        </table:table-row>
        <table:table-row>
          <table:table-cell table:style-name="ce2" table:default-cell-style-name="ce2">
            <text:p>549928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3326-36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lovis Galvao Gomes</text:p>
          </table:table-cell>
        </table:table-row>
        <table:table-row>
          <table:table-cell table:style-name="ce1" table:default-cell-style-name="ce1">
            <text:p>549922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São José dos Pinhai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9938-700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Rodrigo Luiz De Paula Honorato</text:p>
          </table:table-cell>
        </table:table-row>
        <table:table-row>
          <table:table-cell table:style-name="ce2" table:default-cell-style-name="ce2">
            <text:p>549839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Balsa Nov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636-135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Local Emater de Balsa Nova</text:p>
          </table:table-cell>
        </table:table-row>
        <table:table-row>
          <table:table-cell table:style-name="ce1" table:default-cell-style-name="ce1">
            <text:p>549480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Curitib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3326-36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lovis Galvao Gomes</text:p>
          </table:table-cell>
        </table:table-row>
        <table:table-row>
          <table:table-cell table:style-name="ce2" table:default-cell-style-name="ce2">
            <text:p>549441</text:p>
          </table:table-cell>
          <table:table-cell table:style-name="ce2" table:default-cell-style-name="ce2">
            <text:p>DINUC-SUP-A</text:p>
          </table:table-cell>
          <table:table-cell table:style-name="ce2" table:default-cell-style-name="ce2">
            <text:p>Curiti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9980-6563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Flavio William da Costa Silva</text:p>
          </table:table-cell>
        </table:table-row>
        <table:table-row>
          <table:table-cell table:style-name="ce1" table:default-cell-style-name="ce1">
            <text:p>542481</text:p>
          </table:table-cell>
          <table:table-cell table:style-name="ce1" table:default-cell-style-name="ce1">
            <text:p>DINUC-SUP-A</text:p>
          </table:table-cell>
          <table:table-cell table:style-name="ce1" table:default-cell-style-name="ce1">
            <text:p>Piraquar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21-724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abiano Baia Bonifacio</text:p>
          </table:table-cell>
        </table:table-row>
        <table:table-row>
          <table:table-cell table:style-name="ce2" table:default-cell-style-name="ce2">
            <text:p>550165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Guaraniaçu</text:p>
          </table:table-cell>
          <table:table-cell table:style-name="ce2" table:default-cell-style-name="ce2">
            <text:p>(45)3232-2398</text:p>
          </table:table-cell>
          <table:table-cell table:style-name="ce2" table:default-cell-style-name="ce2">
            <text:p>(42)3635-83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ório Municipal Emater de Guaraniaçu</text:p>
          </table:table-cell>
          <table:table-cell table:style-name="ce2" table:default-cell-style-name="ce2">
            <text:p>Escritorio Regional Emater de Laranjeiras do Sul</text:p>
          </table:table-cell>
        </table:table-row>
        <table:table-row>
          <table:table-cell table:style-name="ce1" table:default-cell-style-name="ce1">
            <text:p>550023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Cascavel</text:p>
          </table:table-cell>
          <table:table-cell table:style-name="ce1" table:default-cell-style-name="ce1">
            <text:p>(45)3227-1728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Iracema Alano</text:p>
          </table:table-cell>
          <table:table-cell table:style-name="ce1" table:default-cell-style-name="ce1">
            <text:p>Cezar Arlindo Martiningue</text:p>
          </table:table-cell>
        </table:table-row>
        <table:table-row>
          <table:table-cell table:style-name="ce2" table:default-cell-style-name="ce2">
            <text:p>549632</text:p>
          </table:table-cell>
          <table:table-cell table:style-name="ce2" table:default-cell-style-name="ce2">
            <text:p>NR CASCAVEL</text:p>
          </table:table-cell>
          <table:table-cell table:style-name="ce2" table:default-cell-style-name="ce2">
            <text:p>Cascave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219-13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udair Leoncio de Souza</text:p>
          </table:table-cell>
        </table:table-row>
        <table:table-row>
          <table:table-cell table:style-name="ce1" table:default-cell-style-name="ce1">
            <text:p>548699</text:p>
          </table:table-cell>
          <table:table-cell table:style-name="ce1" table:default-cell-style-name="ce1">
            <text:p>NR CASCAVEL</text:p>
          </table:table-cell>
          <table:table-cell table:style-name="ce1" table:default-cell-style-name="ce1">
            <text:p>Céu Azul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5) 3266-289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Rosangela Barros</text:p>
          </table:table-cell>
        </table:table-row>
        <table:table-row>
          <table:table-cell table:style-name="ce2" table:default-cell-style-name="ce2">
            <text:p>549855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Laranjeiras do Su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2) 3635-405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Hilma Walendorff Machado de Almeida</text:p>
          </table:table-cell>
        </table:table-row>
        <table:table-row>
          <table:table-cell table:style-name="ce1" table:default-cell-style-name="ce1">
            <text:p>549104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Guarapuav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2) 3630-17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Paulo Sergio Gomes de Assis</text:p>
          </table:table-cell>
        </table:table-row>
        <table:table-row>
          <table:table-cell table:style-name="ce2" table:default-cell-style-name="ce2">
            <text:p>548999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Prudentópolis</text:p>
          </table:table-cell>
          <table:table-cell table:style-name="ce2" table:default-cell-style-name="ce2">
            <text:p>(42) 3446-4200</text:p>
          </table:table-cell>
          <table:table-cell table:style-name="ce2" table:default-cell-style-name="ce2">
            <text:p>(42)3303-2119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niceto</text:p>
          </table:table-cell>
          <table:table-cell table:style-name="ce2" table:default-cell-style-name="ce2">
            <text:p>Daniel Vinicius Mussoi</text:p>
          </table:table-cell>
        </table:table-row>
        <table:table-row>
          <table:table-cell table:style-name="ce1" table:default-cell-style-name="ce1">
            <text:p>548829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Laranjeiras do Sul</text:p>
          </table:table-cell>
          <table:table-cell table:style-name="ce1" table:default-cell-style-name="ce1">
            <text:p>(42)3635-3595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scritorio Regional de Laranjeiras do Sul</text:p>
          </table:table-cell>
          <table:table-cell table:style-name="ce1" table:default-cell-style-name="ce1">
            <text:p>Cezar Arlindo Martiningue</text:p>
          </table:table-cell>
        </table:table-row>
        <table:table-row>
          <table:table-cell table:style-name="ce2" table:default-cell-style-name="ce2">
            <text:p>548266</text:p>
          </table:table-cell>
          <table:table-cell table:style-name="ce2" table:default-cell-style-name="ce2">
            <text:p>NR GUARAPUAVA</text:p>
          </table:table-cell>
          <table:table-cell table:style-name="ce2" table:default-cell-style-name="ce2">
            <text:p>Laranjeiras do Su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2) 3635-405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Hilma</text:p>
          </table:table-cell>
        </table:table-row>
        <table:table-row>
          <table:table-cell table:style-name="ce1" table:default-cell-style-name="ce1">
            <text:p>548101</text:p>
          </table:table-cell>
          <table:table-cell table:style-name="ce1" table:default-cell-style-name="ce1">
            <text:p>NR GUARAPUAVA</text:p>
          </table:table-cell>
          <table:table-cell table:style-name="ce1" table:default-cell-style-name="ce1">
            <text:p>Cândido de Abreu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9192-1007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marantino Ribeiro Goncalves Neto</text:p>
          </table:table-cell>
        </table:table-row>
        <table:table-row>
          <table:table-cell table:style-name="ce2" table:default-cell-style-name="ce2">
            <text:p>550761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Cambé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3)3254-357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ose Carlos Fernandes</text:p>
          </table:table-cell>
        </table:table-row>
        <table:table-row>
          <table:table-cell table:style-name="ce1" table:default-cell-style-name="ce1">
            <text:p>550441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Ivaiporã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3) 3472-118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Gustavo Dante da Silva</text:p>
          </table:table-cell>
        </table:table-row>
        <table:table-row>
          <table:table-cell table:style-name="ce2" table:default-cell-style-name="ce2">
            <text:p>550438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Ivaiporã</text:p>
          </table:table-cell>
          <table:table-cell table:style-name="ce2" table:default-cell-style-name="ce2">
            <text:p>(41)3361-1265</text:p>
          </table:table-cell>
          <table:table-cell table:style-name="ce2" table:default-cell-style-name="ce2">
            <text:p>(41)3361-1305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elo Capistrano da Silva</text:p>
          </table:table-cell>
          <table:table-cell table:style-name="ce2" table:default-cell-style-name="ce2">
            <text:p>Otoniel Amancio Alves</text:p>
          </table:table-cell>
        </table:table-row>
        <table:table-row>
          <table:table-cell table:style-name="ce1" table:default-cell-style-name="ce1">
            <text:p>550382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Londrina</text:p>
          </table:table-cell>
          <table:table-cell table:style-name="ce1" table:default-cell-style-name="ce1">
            <text:p>(43)3373-4947</text:p>
          </table:table-cell>
          <table:table-cell table:style-name="ce1" table:default-cell-style-name="ce1">
            <text:p>(43)3373-494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se Paulo Chaves Junior</text:p>
          </table:table-cell>
          <table:table-cell table:style-name="ce1" table:default-cell-style-name="ce1">
            <text:p>Jose Paulo Chaves Junior</text:p>
          </table:table-cell>
        </table:table-row>
        <table:table-row>
          <table:table-cell table:style-name="ce2" table:default-cell-style-name="ce2">
            <text:p>550072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Cornelio Procopio</text:p>
          </table:table-cell>
          <table:table-cell table:style-name="ce2" table:default-cell-style-name="ce2">
            <text:p>(43) 3523-2884</text:p>
          </table:table-cell>
          <table:table-cell table:style-name="ce2" table:default-cell-style-name="ce2">
            <text:p>(41) 3883-262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LAUDEMIR</text:p>
          </table:table-cell>
          <table:table-cell table:style-name="ce2" table:default-cell-style-name="ce2">
            <text:p>Rodrigo Sperandio Cruz</text:p>
          </table:table-cell>
        </table:table-row>
        <table:table-row>
          <table:table-cell table:style-name="ce1" table:default-cell-style-name="ce1">
            <text:p>549596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Londrina</text:p>
          </table:table-cell>
          <table:table-cell table:style-name="ce1" table:default-cell-style-name="ce1">
            <text:p>(43) 3373-4900</text:p>
          </table:table-cell>
          <table:table-cell table:style-name="ce1" table:default-cell-style-name="ce1">
            <text:p>(43) 3373-49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ria Delestro</text:p>
          </table:table-cell>
          <table:table-cell table:style-name="ce1" table:default-cell-style-name="ce1">
            <text:p>Erica Marta Carlotto de Oliveira</text:p>
          </table:table-cell>
        </table:table-row>
        <table:table-row>
          <table:table-cell table:style-name="ce2" table:default-cell-style-name="ce2">
            <text:p>549445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Jandaia do Su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3)3432-337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Unidade Veterinaria de Jandaia do Sul</text:p>
          </table:table-cell>
        </table:table-row>
        <table:table-row>
          <table:table-cell table:style-name="ce1" table:default-cell-style-name="ce1">
            <text:p>549391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Sertanópolis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3)3232-374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scritorio Local Emater de Sertanopolis</text:p>
          </table:table-cell>
        </table:table-row>
        <table:table-row>
          <table:table-cell table:style-name="ce2" table:default-cell-style-name="ce2">
            <text:p>549389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Londrina</text:p>
          </table:table-cell>
          <table:table-cell table:style-name="ce2" table:default-cell-style-name="ce2">
            <text:p>(43)3325-2635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Sebastiana do Carmo Rodrigues</text:p>
          </table:table-cell>
          <table:table-cell table:style-name="ce2" table:default-cell-style-name="ce2">
            <text:p>Cezar Arlindo Martiningue</text:p>
          </table:table-cell>
        </table:table-row>
        <table:table-row>
          <table:table-cell table:style-name="ce1" table:default-cell-style-name="ce1">
            <text:p>549371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Apucaran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3) 3420-571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Dinaldo Gaspar</text:p>
          </table:table-cell>
        </table:table-row>
        <table:table-row>
          <table:table-cell table:style-name="ce2" table:default-cell-style-name="ce2">
            <text:p>549354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Cornelio Procopio</text:p>
          </table:table-cell>
          <table:table-cell table:style-name="ce2" table:default-cell-style-name="ce2">
            <text:p>(43)3520-3400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Regional Cornelio Procopio</text:p>
          </table:table-cell>
          <table:table-cell table:style-name="ce2" table:default-cell-style-name="ce2">
            <text:p>Cezar Arlindo Martiningue</text:p>
          </table:table-cell>
        </table:table-row>
        <table:table-row>
          <table:table-cell table:style-name="ce1" table:default-cell-style-name="ce1">
            <text:p>548077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Londrin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3)3373-4907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atilde Armelin Santana</text:p>
          </table:table-cell>
        </table:table-row>
        <table:table-row>
          <table:table-cell table:style-name="ce2" table:default-cell-style-name="ce2">
            <text:p>547081</text:p>
          </table:table-cell>
          <table:table-cell table:style-name="ce2" table:default-cell-style-name="ce2">
            <text:p>NR LONDRINA</text:p>
          </table:table-cell>
          <table:table-cell table:style-name="ce2" table:default-cell-style-name="ce2">
            <text:p>Londrina</text:p>
          </table:table-cell>
          <table:table-cell table:style-name="ce2" table:default-cell-style-name="ce2">
            <text:p>(43) 3373-4900</text:p>
          </table:table-cell>
          <table:table-cell table:style-name="ce2" table:default-cell-style-name="ce2">
            <text:p>(43) 3373-490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a Delestro</text:p>
          </table:table-cell>
          <table:table-cell table:style-name="ce2" table:default-cell-style-name="ce2">
            <text:p>Vera Lucia Zocatelli</text:p>
          </table:table-cell>
        </table:table-row>
        <table:table-row>
          <table:table-cell table:style-name="ce1" table:default-cell-style-name="ce1">
            <text:p>547063</text:p>
          </table:table-cell>
          <table:table-cell table:style-name="ce1" table:default-cell-style-name="ce1">
            <text:p>NR LONDRINA</text:p>
          </table:table-cell>
          <table:table-cell table:style-name="ce1" table:default-cell-style-name="ce1">
            <text:p>Londrina</text:p>
          </table:table-cell>
          <table:table-cell table:style-name="ce1" table:default-cell-style-name="ce1">
            <text:p>(43)3258-8700</text:p>
          </table:table-cell>
          <table:table-cell table:style-name="ce1" table:default-cell-style-name="ce1">
            <text:p>(43) 3258-87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se Mauro Nascimento</text:p>
          </table:table-cell>
          <table:table-cell table:style-name="ce1" table:default-cell-style-name="ce1">
            <text:p>Marta Casagrande</text:p>
          </table:table-cell>
        </table:table-row>
        <table:table-row>
          <table:table-cell table:style-name="ce2" table:default-cell-style-name="ce2">
            <text:p>550155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4)3261-622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SANDRA AP BARBOZA DA SILVA</text:p>
          </table:table-cell>
        </table:table-row>
        <table:table-row>
          <table:table-cell table:style-name="ce1" table:default-cell-style-name="ce1">
            <text:p>549798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00-6205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Diego Bosloper Albini</text:p>
          </table:table-cell>
        </table:table-row>
        <table:table-row>
          <table:table-cell table:style-name="ce2" table:default-cell-style-name="ce2">
            <text:p>549684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>(44)3221-3861</text:p>
          </table:table-cell>
          <table:table-cell table:style-name="ce2" table:default-cell-style-name="ce2">
            <text:p>(41)3200-574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o de Souza Campos</text:p>
          </table:table-cell>
          <table:table-cell table:style-name="ce2" table:default-cell-style-name="ce2">
            <text:p>Alessandro Luiz Jacomini</text:p>
          </table:table-cell>
        </table:table-row>
        <table:table-row>
          <table:table-cell table:style-name="ce1" table:default-cell-style-name="ce1">
            <text:p>549677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>(44)3221-3895</text:p>
          </table:table-cell>
          <table:table-cell table:style-name="ce1" table:default-cell-style-name="ce1">
            <text:p>(41)3200-57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Ricardo Costa Schuler</text:p>
          </table:table-cell>
          <table:table-cell table:style-name="ce1" table:default-cell-style-name="ce1">
            <text:p>Alessandro Luiz Jacomini</text:p>
          </table:table-cell>
        </table:table-row>
        <table:table-row>
          <table:table-cell table:style-name="ce2" table:default-cell-style-name="ce2">
            <text:p>549667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>(44)3221-3912</text:p>
          </table:table-cell>
          <table:table-cell table:style-name="ce2" table:default-cell-style-name="ce2">
            <text:p>(41)3200-574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Glezzi Ribeiro Orasmo</text:p>
          </table:table-cell>
          <table:table-cell table:style-name="ce2" table:default-cell-style-name="ce2">
            <text:p>Alessandro Luiz Jacomini</text:p>
          </table:table-cell>
        </table:table-row>
        <table:table-row>
          <table:table-cell table:style-name="ce1" table:default-cell-style-name="ce1">
            <text:p>549662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Maringá</text:p>
          </table:table-cell>
          <table:table-cell table:style-name="ce1" table:default-cell-style-name="ce1">
            <text:p>(44)3221-3912</text:p>
          </table:table-cell>
          <table:table-cell table:style-name="ce1" table:default-cell-style-name="ce1">
            <text:p>(41)3200-574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Glezzi Ribeiro Orasmo</text:p>
          </table:table-cell>
          <table:table-cell table:style-name="ce1" table:default-cell-style-name="ce1">
            <text:p>Alessandro Luiz Jacomini</text:p>
          </table:table-cell>
        </table:table-row>
        <table:table-row>
          <table:table-cell table:style-name="ce2" table:default-cell-style-name="ce2">
            <text:p>549438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Engenheiro Beltrão</text:p>
          </table:table-cell>
          <table:table-cell table:style-name="ce2" table:default-cell-style-name="ce2">
            <text:p>(46) 3211-3544</text:p>
          </table:table-cell>
          <table:table-cell table:style-name="ce2" table:default-cell-style-name="ce2">
            <text:p>(46) 3211-354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dson Marcos Maurício</text:p>
          </table:table-cell>
          <table:table-cell table:style-name="ce2" table:default-cell-style-name="ce2">
            <text:p>Bruno Rossa</text:p>
          </table:table-cell>
        </table:table-row>
        <table:table-row>
          <table:table-cell table:style-name="ce1" table:default-cell-style-name="ce1">
            <text:p>549367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50-4948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rlei da Rocha Marcondes</text:p>
          </table:table-cell>
        </table:table-row>
        <table:table-row>
          <table:table-cell table:style-name="ce2" table:default-cell-style-name="ce2">
            <text:p>549299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ringá</text:p>
          </table:table-cell>
          <table:table-cell table:style-name="ce2" table:default-cell-style-name="ce2">
            <text:p>(44)3262-0057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Regional de Maringa</text:p>
          </table:table-cell>
          <table:table-cell table:style-name="ce2" table:default-cell-style-name="ce2">
            <text:p>Cezar Arlindo Martiningue</text:p>
          </table:table-cell>
        </table:table-row>
        <table:table-row>
          <table:table-cell table:style-name="ce1" table:default-cell-style-name="ce1">
            <text:p>549295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>(44)3446-1361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Escritorio Regional Paranavai</text:p>
          </table:table-cell>
          <table:table-cell table:style-name="ce1" table:default-cell-style-name="ce1">
            <text:p>Cezar Arlindo Martiningue</text:p>
          </table:table-cell>
        </table:table-row>
        <table:table-row>
          <table:table-cell table:style-name="ce2" table:default-cell-style-name="ce2">
            <text:p>549246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ndaguari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4) 3233-1284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DMIR FRANK DURAES DAMACENO</text:p>
          </table:table-cell>
        </table:table-row>
        <table:table-row>
          <table:table-cell table:style-name="ce1" table:default-cell-style-name="ce1">
            <text:p>549051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Paranavaí</text:p>
          </table:table-cell>
          <table:table-cell table:style-name="ce1" table:default-cell-style-name="ce1">
            <text:p>(44)3421-7400</text:p>
          </table:table-cell>
          <table:table-cell table:style-name="ce1" table:default-cell-style-name="ce1">
            <text:p>(44)3421-7400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CENSE Paranavai</text:p>
          </table:table-cell>
          <table:table-cell table:style-name="ce1" table:default-cell-style-name="ce1">
            <text:p>CENSE Paranavai</text:p>
          </table:table-cell>
        </table:table-row>
        <table:table-row>
          <table:table-cell table:style-name="ce2" table:default-cell-style-name="ce2">
            <text:p>548815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Mandaguaçu</text:p>
          </table:table-cell>
          <table:table-cell table:style-name="ce2" table:default-cell-style-name="ce2">
            <text:p>(44)3245-4448</text:p>
          </table:table-cell>
          <table:table-cell table:style-name="ce2" table:default-cell-style-name="ce2">
            <text:p>(44)2103-587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Junior Aparecido da Silva</text:p>
          </table:table-cell>
          <table:table-cell table:style-name="ce2" table:default-cell-style-name="ce2">
            <text:p>Paulo Cesario Marques</text:p>
          </table:table-cell>
        </table:table-row>
        <table:table-row>
          <table:table-cell table:style-name="ce1" table:default-cell-style-name="ce1">
            <text:p>548796</text:p>
          </table:table-cell>
          <table:table-cell table:style-name="ce1" table:default-cell-style-name="ce1">
            <text:p>NR MARINGA</text:p>
          </table:table-cell>
          <table:table-cell table:style-name="ce1" table:default-cell-style-name="ce1">
            <text:p>Santa Fé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3247-2198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osilvam Jose Antunes</text:p>
          </table:table-cell>
        </table:table-row>
        <table:table-row>
          <table:table-cell table:style-name="ce2" table:default-cell-style-name="ce2">
            <text:p>548522</text:p>
          </table:table-cell>
          <table:table-cell table:style-name="ce2" table:default-cell-style-name="ce2">
            <text:p>NR MARINGA</text:p>
          </table:table-cell>
          <table:table-cell table:style-name="ce2" table:default-cell-style-name="ce2">
            <text:p>Barbosa Ferraz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4)9960-869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Carlos Gabriel Gomes Gordo Stecca</text:p>
          </table:table-cell>
        </table:table-row>
        <table:table-row>
          <table:table-cell table:style-name="ce1" table:default-cell-style-name="ce1">
            <text:p>550063</text:p>
          </table:table-cell>
          <table:table-cell table:style-name="ce1" table:default-cell-style-name="ce1">
            <text:p>NR PARANAGUÁ</text:p>
          </table:table-cell>
          <table:table-cell table:style-name="ce1" table:default-cell-style-name="ce1">
            <text:p>Paranaguá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8710-853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Mercia Akemi Assanuma</text:p>
          </table:table-cell>
        </table:table-row>
        <table:table-row>
          <table:table-cell table:style-name="ce2" table:default-cell-style-name="ce2">
            <text:p>549306</text:p>
          </table:table-cell>
          <table:table-cell table:style-name="ce2" table:default-cell-style-name="ce2">
            <text:p>NR PARANAGUÁ</text:p>
          </table:table-cell>
          <table:table-cell table:style-name="ce2" table:default-cell-style-name="ce2">
            <text:p>Pontal do Paraná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 3972-707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Quiteria Batista da Silva</text:p>
          </table:table-cell>
        </table:table-row>
        <table:table-row>
          <table:table-cell table:style-name="ce1" table:default-cell-style-name="ce1">
            <text:p>547913</text:p>
          </table:table-cell>
          <table:table-cell table:style-name="ce1" table:default-cell-style-name="ce1">
            <text:p>NR PARANAGUÁ</text:p>
          </table:table-cell>
          <table:table-cell table:style-name="ce1" table:default-cell-style-name="ce1">
            <text:p>Antonina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 3432-123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ndre Gustavo Feltes 9580-4030</text:p>
          </table:table-cell>
        </table:table-row>
        <table:table-row>
          <table:table-cell table:style-name="ce2" table:default-cell-style-name="ce2">
            <text:p>541712</text:p>
          </table:table-cell>
          <table:table-cell table:style-name="ce2" table:default-cell-style-name="ce2">
            <text:p>NR PARANAGUÁ</text:p>
          </table:table-cell>
          <table:table-cell table:style-name="ce2" table:default-cell-style-name="ce2">
            <text:p>Guaraqueçaba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1)3482-128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o Lucio Grubhofer Rauli</text:p>
          </table:table-cell>
        </table:table-row>
        <table:table-row>
          <table:table-cell table:style-name="ce1" table:default-cell-style-name="ce1">
            <text:p>550676</text:p>
          </table:table-cell>
          <table:table-cell table:style-name="ce1" table:default-cell-style-name="ce1">
            <text:p>NR PATO BRANCO</text:p>
          </table:table-cell>
          <table:table-cell table:style-name="ce1" table:default-cell-style-name="ce1">
            <text:p>Francisco Beltrão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1)3221-7242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abiano Baia Bonifacio</text:p>
          </table:table-cell>
        </table:table-row>
        <table:table-row>
          <table:table-cell table:style-name="ce2" table:default-cell-style-name="ce2">
            <text:p>550327</text:p>
          </table:table-cell>
          <table:table-cell table:style-name="ce2" table:default-cell-style-name="ce2">
            <text:p>NR PATO BRANCO</text:p>
          </table:table-cell>
          <table:table-cell table:style-name="ce2" table:default-cell-style-name="ce2">
            <text:p>Bom Jesus do Sul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6)3548-1150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Escritorio Local Emater de Bom Jesus do Sul</text:p>
          </table:table-cell>
        </table:table-row>
        <table:table-row>
          <table:table-cell table:style-name="ce1" table:default-cell-style-name="ce1">
            <text:p>549665</text:p>
          </table:table-cell>
          <table:table-cell table:style-name="ce1" table:default-cell-style-name="ce1">
            <text:p>NR PATO BRANCO</text:p>
          </table:table-cell>
          <table:table-cell table:style-name="ce1" table:default-cell-style-name="ce1">
            <text:p>Ampére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6) 3547-150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lavio Ferreira de Lima</text:p>
          </table:table-cell>
        </table:table-row>
        <table:table-row>
          <table:table-cell table:style-name="ce2" table:default-cell-style-name="ce2">
            <text:p>549323</text:p>
          </table:table-cell>
          <table:table-cell table:style-name="ce2" table:default-cell-style-name="ce2">
            <text:p>NR PATO BRANCO</text:p>
          </table:table-cell>
          <table:table-cell table:style-name="ce2" table:default-cell-style-name="ce2">
            <text:p>Ampére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6) 9925-0888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andreia kcnara</text:p>
          </table:table-cell>
        </table:table-row>
        <table:table-row>
          <table:table-cell table:style-name="ce1" table:default-cell-style-name="ce1">
            <text:p>549809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Ponta Grossa</text:p>
          </table:table-cell>
          <table:table-cell table:style-name="ce1" table:default-cell-style-name="ce1">
            <text:p>(42)3220-6105</text:p>
          </table:table-cell>
          <table:table-cell table:style-name="ce1" table:default-cell-style-name="ce1">
            <text:p>(42)3220-610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Willis Amatneeks</text:p>
          </table:table-cell>
          <table:table-cell table:style-name="ce1" table:default-cell-style-name="ce1">
            <text:p>Luciane Curtes Porfirio Silva</text:p>
          </table:table-cell>
        </table:table-row>
        <table:table-row>
          <table:table-cell table:style-name="ce2" table:default-cell-style-name="ce2">
            <text:p>549446</text:p>
          </table:table-cell>
          <table:table-cell table:style-name="ce2" table:default-cell-style-name="ce2">
            <text:p>NR PONTA GROSSA</text:p>
          </table:table-cell>
          <table:table-cell table:style-name="ce2" table:default-cell-style-name="ce2">
            <text:p>Ponta Grossa</text:p>
          </table:table-cell>
          <table:table-cell table:style-name="ce2" table:default-cell-style-name="ce2">
            <text:p>(42)3219-3800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Flaviana Diuk de Andrade</text:p>
          </table:table-cell>
          <table:table-cell table:style-name="ce2" table:default-cell-style-name="ce2">
            <text:p>Cezar Arlindo Martiningue</text:p>
          </table:table-cell>
        </table:table-row>
        <table:table-row>
          <table:table-cell table:style-name="ce1" table:default-cell-style-name="ce1">
            <text:p>547944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Ponta Grossa</text:p>
          </table:table-cell>
          <table:table-cell table:style-name="ce1" table:default-cell-style-name="ce1">
            <text:p>(42)3219-3800</text:p>
          </table:table-cell>
          <table:table-cell table:style-name="ce1" table:default-cell-style-name="ce1">
            <text:p>(41)3200-6396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Flaviana Diuk de Andrade</text:p>
          </table:table-cell>
          <table:table-cell table:style-name="ce1" table:default-cell-style-name="ce1">
            <text:p>Cezar Arlindo Martiningue</text:p>
          </table:table-cell>
        </table:table-row>
        <table:table-row>
          <table:table-cell table:style-name="ce2" table:default-cell-style-name="ce2">
            <text:p>547501</text:p>
          </table:table-cell>
          <table:table-cell table:style-name="ce2" table:default-cell-style-name="ce2">
            <text:p>NR PONTA GROSSA</text:p>
          </table:table-cell>
          <table:table-cell table:style-name="ce2" table:default-cell-style-name="ce2">
            <text:p>Tibagi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2)8818-304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Leandro Assuncao de Souza</text:p>
          </table:table-cell>
        </table:table-row>
        <table:table-row>
          <table:table-cell table:style-name="ce1" table:default-cell-style-name="ce1">
            <text:p>546499</text:p>
          </table:table-cell>
          <table:table-cell table:style-name="ce1" table:default-cell-style-name="ce1">
            <text:p>NR PONTA GROSSA</text:p>
          </table:table-cell>
          <table:table-cell table:style-name="ce1" table:default-cell-style-name="ce1">
            <text:p>Ponta Grossa</text:p>
          </table:table-cell>
          <table:table-cell table:style-name="ce1" table:default-cell-style-name="ce1">
            <text:p>(41)3200-6221</text:p>
          </table:table-cell>
          <table:table-cell table:style-name="ce1" table:default-cell-style-name="ce1">
            <text:p>(41)3200-6221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Juliano Alceu Werner</text:p>
          </table:table-cell>
          <table:table-cell table:style-name="ce1" table:default-cell-style-name="ce1">
            <text:p>Juliano Alceu Werner</text:p>
          </table:table-cell>
        </table:table-row>
        <table:table-row>
          <table:table-cell table:style-name="ce2" table:default-cell-style-name="ce2">
            <text:p>549331</text:p>
          </table:table-cell>
          <table:table-cell table:style-name="ce2" table:default-cell-style-name="ce2">
            <text:p>NR UMUARAMA</text:p>
          </table:table-cell>
          <table:table-cell table:style-name="ce2" table:default-cell-style-name="ce2">
            <text:p>Campo Mourão</text:p>
          </table:table-cell>
          <table:table-cell table:style-name="ce2" table:default-cell-style-name="ce2">
            <text:p>(44)3599-1100</text:p>
          </table:table-cell>
          <table:table-cell table:style-name="ce2" table:default-cell-style-name="ce2">
            <text:p>(41)3200-6396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cia Aparecida da Costa Silva</text:p>
          </table:table-cell>
          <table:table-cell table:style-name="ce2" table:default-cell-style-name="ce2">
            <text:p>Cezar Arlindo Martiningue</text:p>
          </table:table-cell>
        </table:table-row>
        <table:table-row>
          <table:table-cell table:style-name="ce1" table:default-cell-style-name="ce1">
            <text:p>549272</text:p>
          </table:table-cell>
          <table:table-cell table:style-name="ce1" table:default-cell-style-name="ce1">
            <text:p>NR UMUARAMA</text:p>
          </table:table-cell>
          <table:table-cell table:style-name="ce1" table:default-cell-style-name="ce1">
            <text:p>4º Centenário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(44) 3546-1213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Aparecido Raimundo Angelo</text:p>
          </table:table-cell>
        </table:table-row>
        <table:table-row>
          <table:table-cell table:style-name="ce2" table:default-cell-style-name="ce2">
            <text:p>549627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Foz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576-1421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Geraldo Evangelista de Souza Junior</text:p>
          </table:table-cell>
        </table:table-row>
        <table:table-row>
          <table:table-cell table:style-name="ce1" table:default-cell-style-name="ce1">
            <text:p>549348</text:p>
          </table:table-cell>
          <table:table-cell table:style-name="ce1" table:default-cell-style-name="ce1">
            <text:p>PA FOZ DO IGUAÇU</text:p>
          </table:table-cell>
          <table:table-cell table:style-name="ce1" table:default-cell-style-name="ce1">
            <text:p>Foz do Iguaçu</text:p>
          </table:table-cell>
          <table:table-cell table:style-name="ce1" table:default-cell-style-name="ce1">
            <text:p>(41)3281-5500</text:p>
          </table:table-cell>
          <table:table-cell table:style-name="ce1" table:default-cell-style-name="ce1">
            <text:p>(41)3281-5514</text:p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/>
          </table:table-cell>
          <table:table-cell table:style-name="ce1" table:default-cell-style-name="ce1">
            <text:p>Simone Cristina Malysz</text:p>
          </table:table-cell>
          <table:table-cell table:style-name="ce1" table:default-cell-style-name="ce1">
            <text:p>David Chalegre Soares</text:p>
          </table:table-cell>
        </table:table-row>
        <table:table-row>
          <table:table-cell table:style-name="ce2" table:default-cell-style-name="ce2">
            <text:p>548993</text:p>
          </table:table-cell>
          <table:table-cell table:style-name="ce2" table:default-cell-style-name="ce2">
            <text:p>PA FOZ DO IGUAÇU</text:p>
          </table:table-cell>
          <table:table-cell table:style-name="ce2" table:default-cell-style-name="ce2">
            <text:p>Foz do Iguaçu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(45) 3572-3887</text:p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/>
          </table:table-cell>
          <table:table-cell table:style-name="ce2" table:default-cell-style-name="ce2">
            <text:p>Maria Simone Alecrim</text:p>
          </table:table-cell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ffe </meta:initial-creator>
    <meta:creation-date>2013-08-13T20:49:43</meta:creation-date>
    <dc:date>2013-10-24T18:46:46</dc:date>
    <dc:creator>coffe </dc:creator>
    <meta:editing-duration>PT7M26S</meta:editing-duration>
    <meta:editing-cycles>19</meta:editing-cycles>
    <meta:generator>LibreOffice/3.5$Linux_X86_64 LibreOffice_project/350m1$Build-2</meta:generator>
    <meta:document-statistic meta:table-count="3" meta:cell-count="13" meta:object-count="0"/>
  </office:meta>
</office:document-meta>
</file>